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3d8" officeooo:paragraph-rsid="000d43d8"/>
    </style:style>
    <style:style style:name="P2" style:family="paragraph" style:parent-style-name="Standard">
      <style:text-properties officeooo:rsid="000d8d6f" officeooo:paragraph-rsid="000d8d6f"/>
    </style:style>
    <style:style style:name="P3" style:family="paragraph" style:parent-style-name="Standard">
      <style:text-properties officeooo:rsid="000df716" officeooo:paragraph-rsid="000df716"/>
    </style:style>
    <style:style style:name="P4" style:family="paragraph" style:parent-style-name="Standard">
      <style:text-properties officeooo:rsid="000eb6b9" officeooo:paragraph-rsid="000eb6b9"/>
    </style:style>
    <style:style style:name="P5" style:family="paragraph" style:parent-style-name="Standard">
      <style:text-properties officeooo:rsid="000eb6b9" officeooo:paragraph-rsid="000f4476"/>
    </style:style>
    <style:style style:name="P6" style:family="paragraph" style:parent-style-name="Standard">
      <style:text-properties officeooo:rsid="000f4476" officeooo:paragraph-rsid="000f4476"/>
    </style:style>
    <style:style style:name="P7" style:family="paragraph" style:parent-style-name="Standard">
      <style:text-properties officeooo:rsid="0010a476" officeooo:paragraph-rsid="0010a476"/>
    </style:style>
    <style:style style:name="P8" style:family="paragraph" style:parent-style-name="Standard">
      <style:text-properties officeooo:rsid="0012497f" officeooo:paragraph-rsid="0012497f"/>
    </style:style>
    <style:style style:name="P9" style:family="paragraph" style:parent-style-name="Standard">
      <style:text-properties officeooo:rsid="001394d3" officeooo:paragraph-rsid="001394d3"/>
    </style:style>
    <style:style style:name="P10" style:family="paragraph" style:parent-style-name="Standard">
      <style:text-properties officeooo:rsid="00162858" officeooo:paragraph-rsid="00162858"/>
    </style:style>
    <style:style style:name="P11" style:family="paragraph" style:parent-style-name="Standard">
      <style:text-properties officeooo:rsid="00175d60" officeooo:paragraph-rsid="00175d60"/>
    </style:style>
    <style:style style:name="P12" style:family="paragraph" style:parent-style-name="Standard">
      <style:text-properties officeooo:rsid="0018daa8" officeooo:paragraph-rsid="0018daa8"/>
    </style:style>
    <style:style style:name="P13" style:family="paragraph" style:parent-style-name="Preformatted_20_Text">
      <style:text-properties officeooo:rsid="000eb6b9" officeooo:paragraph-rsid="000f4476"/>
    </style:style>
    <style:style style:name="P14" style:family="paragraph" style:parent-style-name="Standard">
      <style:text-properties officeooo:rsid="001bfd45" officeooo:paragraph-rsid="001bfd45"/>
    </style:style>
    <style:style style:name="P15" style:family="paragraph" style:parent-style-name="Standard">
      <style:text-properties officeooo:paragraph-rsid="000f4476"/>
    </style:style>
    <style:style style:name="P16" style:family="paragraph" style:parent-style-name="Standard">
      <style:text-properties officeooo:rsid="000eb6b9" officeooo:paragraph-rsid="001fa027"/>
    </style:style>
    <style:style style:name="P17" style:family="paragraph" style:parent-style-name="Standard">
      <style:text-properties officeooo:rsid="0012497f" officeooo:paragraph-rsid="0012497f"/>
    </style:style>
    <style:style style:name="P18" style:family="paragraph" style:parent-style-name="Preformatted_20_Text">
      <style:text-properties officeooo:rsid="0012497f" officeooo:paragraph-rsid="0012497f"/>
    </style:style>
    <style:style style:name="T1" style:family="text">
      <style:text-properties officeooo:rsid="000f4476"/>
    </style:style>
    <style:style style:name="T2" style:family="text">
      <style:text-properties officeooo:rsid="001fa0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nycopendata.socrata.com/data" text:style-name="Internet_20_link" text:visited-style-name="Visited_20_Internet_20_Link">https://nycopendata.socrata.com/data</text:a></text:p>
      <text:p text:style-name="P1"/>
      <text:p text:style-name="P1">close to transport</text:p>
      <text:p text:style-name="P2"/>
      <text:p text:style-name="P1"/>
      <text:p text:style-name="P2">Oracle VM virtualbox</text:p>
      <text:p text:style-name="P2">start the neo4j machine </text:p>
      <text:p text:style-name="P2"/>
      <text:p text:style-name="P2"><text:a xlink:type="simple" xlink:href="http://localhost:7474/browser/" text:style-name="Internet_20_link" text:visited-style-name="Visited_20_Internet_20_Link">http://localhost:7474/browser/</text:a></text:p>
      <text:p text:style-name="P2">neo4j/ensai</text:p>
      <text:p text:style-name="P14"/>
      <text:p text:style-name="P14"/>
      <text:p text:style-name="P3">mongoimport -d NYC -c cafe --type csv --file /home/hp-zbook-49/workspace/NoSQL/Projet/Sidewalk_Caf__Licenses_and_Applications.csv –headerline</text:p>
      <text:p text:style-name="P3"/>
      <text:p text:style-name="P16">mongoimport -d NYC -c <text:span text:style-name="T2">population</text:span> --type csv --file /home/hp-zbook-49/workspace/NoSQL/Projet/<text:span text:style-name="T2">New_York_City_Population_By_Boroughs.csv-- </text:span>headerline</text:p>
      <text:p text:style-name="P4"/>
      <text:p text:style-name="P4"/>
      <text:p text:style-name="P5">cut -d ';' -f<text:span text:style-name="T1">6,9 <text:s/></text:span>- /home/hp-zbook-<text:span text:style-name="T1">4</text:span>9/workspace/NoSQL/Projet/2012_NYC_Farmers_Market_List.csv</text:p>
      <text:p text:style-name="P4"/>
      <text:p text:style-name="P4"/>
      <text:p text:style-name="P13"><text:span text:style-name="Source_20_Text">sed -i '1s/.*/</text:span><text:span text:style-name="Source_20_Text"><text:span text:style-name="T1">LINB,LITYPE,LIEXP,LICAT,BNAME,BNAME2,BULD,STREET,STREET2,CITY,STATE,ZIP,PHONE,BORO,DETAIL,LONG,LAT</text:span></text:span><text:span text:style-name="Source_20_Text">/' </text:span><text:span text:style-name="Source_20_Text"><text:span text:style-name="T1">/home/hp-zbook-49/workspace/NoSQL/Projet/Legally_Operating_Businesses.csv</text:span></text:span></text:p>
      <text:p text:style-name="P4"/>
      <text:p text:style-name="P6">mongoimport -d NYC -c business --type csv --file /home/hp-zbook-49/workspace/NoSQL/Projet/Legally_Operating_Businesses.csv --fields "ID,LINB,LITYPE,LIEXP,LICAT,BNAME,BNAME2,BULD,STREET,ADD2,CITY,STATE,ZIP,PHONE,BORO,DETAIL,LONG,LAT"</text:p>
      <text:p text:style-name="P6"/>
      <text:p text:style-name="P6"/>
      <text:p text:style-name="P6">###STARBUCKS</text:p>
      <text:p text:style-name="P6"/>
      <text:p text:style-name="P15"><text:span text:style-name="T1">db.getCollection('business').find( { $or:[ {LICAT:{$regex:"STARBUCKS"}}, {BNAME:{$regex:"STARBUCKS"}}, {BNAME2:{$regex:"STARBUCKS"}} ] } )</text:span><text:span text:style-name="Source_20_Text">.pretty()</text:span></text:p>
      <text:p text:style-name="P6"/>
      <text:p text:style-name="P6"/>
      <text:p text:style-name="P7">###MARKET </text:p>
      <text:p text:style-name="P7">db.getCollection('market').find({DAY:{$regex:"Saturday"}})</text:p>
      <text:p text:style-name="P7"/>
      <text:p text:style-name="P8">db.market.aggregate([</text:p>
      <text:p text:style-name="P8"><text:s text:c="2"/>{ $match: {DAY:{$regex:"Saturday"}}},</text:p>
      <text:p text:style-name="P8"><text:s text:c="2"/>{$group : {_id : "$BORO", nb_market : {$sum : 1}}}</text:p>
      <text:p text:style-name="P18">{ $divide: [ &lt;expression1&gt;, &lt;expression2&gt; ] }</text:p>
      <text:p text:style-name="P8"/>
      <text:p text:style-name="P8">])</text:p>
      <text:p text:style-name="P8"/>
      <text:p text:style-name="P8"/>
      <text:p text:style-name="P9">### CRIMES</text:p>
      <text:p text:style-name="P9"/>
      <text:p text:style-name="P12"><text:soft-page-break/>#number of crimes per borough</text:p>
      <text:p text:style-name="P12">db.crimes.aggregate([</text:p>
      <text:p text:style-name="P12"><text:s text:c="2"/>{$group : {</text:p>
      <text:p text:style-name="P12"><text:s text:c="6"/>_id : {boro_id: "$BORO_NM"} ,</text:p>
      <text:p text:style-name="P12"><text:s text:c="6"/>nb_crimes : {$sum : 1}</text:p>
      <text:p text:style-name="P12"><text:s text:c="2"/>}},</text:p>
      <text:p text:style-name="P12"><text:s text:c="2"/>{$sort: {nb_crimes: -1}}</text:p>
      <text:p text:style-name="P12">])</text:p>
      <text:p text:style-name="P9"/>
      <text:p text:style-name="P12">#Number of murders per borough</text:p>
      <text:p text:style-name="P12">db.crimes.aggregate([</text:p>
      <text:p text:style-name="P12"><text:s text:c="2"/>{ $match: {OFNS_DESC:{$regex:"MURDER"}}},</text:p>
      <text:p text:style-name="P12"><text:s text:c="2"/>{$group : {</text:p>
      <text:p text:style-name="P12"><text:s text:c="6"/>_id : {boro_id: "$BORO_NM"} ,</text:p>
      <text:p text:style-name="P12"><text:s text:c="6"/>nb_crimes : {$sum : 1}</text:p>
      <text:p text:style-name="P12"><text:s text:c="2"/>}},</text:p>
      <text:p text:style-name="P12"><text:s text:c="2"/>{$sort: {nb_crimes: -1}}</text:p>
      <text:p text:style-name="P12">])</text:p>
      <text:p text:style-name="P9"/>
      <text:p text:style-name="P11">### TREE DATA (greanest borough)</text:p>
      <text:p text:style-name="P9"/>
      <text:p text:style-name="P11">db.tree.aggregate([</text:p>
      <text:p text:style-name="P11"><text:s text:c="2"/>{$group : {</text:p>
      <text:p text:style-name="P11"><text:s text:c="6"/>_id : {borough: "$boroname"} ,</text:p>
      <text:p text:style-name="P11"><text:s text:c="6"/>nb_tree : {$sum : 1}</text:p>
      <text:p text:style-name="P11"><text:s text:c="2"/>}},</text:p>
      <text:p text:style-name="P11"><text:s text:c="2"/>{$sort: {nb_tree: -1}}</text:p>
      <text:p text:style-name="P11">])</text:p>
      <text:p text:style-name="P11"><text:s text:c="2"/></text:p>
      <text:p text:style-name="P9"/>
      <text:p text:style-name="P10">https://github.com/eagerdeveloper/mongodb_workshop/blob/master/mongodb-commands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36:33.618404867</meta:creation-date>
    <dc:date>2016-12-14T21:26:34.738310276</dc:date>
    <meta:editing-duration>P1DT1H56M2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48" meta:word-count="173" meta:character-count="1937" meta:non-whitespace-character-count="1753"/>
  </office:meta>
</office:document-meta>
</file>